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201000000640000006CB5EAF3B7.png"/>
  <manifest:file-entry manifest:media-type="image/png" manifest:full-path="Pictures/100002010000005C0000006C6B12337B.png"/>
  <manifest:file-entry manifest:media-type="image/png" manifest:full-path="Pictures/10000000000003EA000002EE68FFD54E.png"/>
  <manifest:file-entry manifest:media-type="image/png" manifest:full-path="Pictures/10000201000000640000006CA5217C7B.png"/>
  <manifest:file-entry manifest:media-type="image/png" manifest:full-path="Pictures/100002010000005C0000006C40E28ADA.png"/>
  <manifest:file-entry manifest:media-type="image/png" manifest:full-path="Pictures/10000201000000640000006CF72DB765.png"/>
  <manifest:file-entry manifest:media-type="image/png" manifest:full-path="Pictures/100002010000005C0000006CC15235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ff00" draw:fill-gradient-name="Gradient_20_7" draw:fill-hatch-name="Hatch_20_1" draw:fill-image-name="Bitmape_20_1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ff00" draw:fill-gradient-name="Gradient_20_7" draw:fill-hatch-name="Hatch_20_1" draw:fill-image-name="Bitmape_20_1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gradient-name="Gradient_20_8" draw:fill-hatch-name="Black_20_-45_20_Degrees" draw:fill-hatch-solid="true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wrong_20_path">
      <style:graphic-properties draw:marker-start="Arrow" draw:marker-end="" draw:textarea-vertical-align="middle"/>
    </style:style>
    <style:style style:name="gr6" style:family="graphic" style:parent-style-name="Untitled1">
      <style:graphic-properties draw:marker-end="Arrow" draw:textarea-vertical-align="middle"/>
    </style:style>
    <style:style style:name="gr7" style:family="graphic" style:parent-style-name="true_20_path">
      <style:graphic-properties draw:marker-end="Arrow" draw:textarea-vertical-align="middle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gradient-name="Gradient_20_8" draw:fill-hatch-name="Black_20_-45_20_Degrees" draw:fill-hatch-solid="true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gradient-name="Gradient_20_8" draw:fill-hatch-name="Black_20_-45_20_Degrees" draw:fill-hatch-solid="true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2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1" style:family="graphic" style:parent-style-name="standard" style:list-style-name="L1">
      <style:graphic-properties OOoLatexArgs="20§display§p^1_2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2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gradient-name="Gradient_20_8" draw:fill-hatch-name="Black_20_-45_20_Degrees" draw:fill-hatch-solid="true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24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4" style:family="graphic" style:parent-style-name="standard" style:list-style-name="L1">
      <style:graphic-properties OOoLatexArgs="20§display§x^1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3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6" style:family="graphic" style:parent-style-name="standard" style:list-style-name="L1">
      <style:graphic-properties OOoLatexArgs="20§display§x^1_2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17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18" style:family="graphic" style:parent-style-name="standard" style:list-style-name="L1">
      <style:graphic-properties OOoLatexArgs="20§display§p^1_3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18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2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0" style:family="graphic" style:parent-style-name="standard" style:list-style-name="L1">
      <style:graphic-properties OOoLatexArgs="20§display§p^1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1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gradient-name="Gradient_20_8" draw:fill-hatch-name="Black_20_-45_20_Degrees" draw:fill-hatch-solid="true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gradient-name="Gradient_20_8" draw:fill-hatch-name="Hatching_20_6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3" style:family="graphic" style:parent-style-name="standard" style:list-style-name="L1">
      <style:graphic-properties OOoLatexArgs="20§display§x^2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fill-gradient-name="Gradient_20_8" draw:fill-hatch-name="Hatching_20_1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9.73cm" svg:x="0cm" svg:y="0.149cm">
          <draw:image xlink:href="Pictures/10000000000003EA000002EE68FFD54E.png" xlink:type="simple" xlink:show="embed" xlink:actuate="onLoad">
            <text:p/>
          </draw:image>
        </draw:frame>
        <draw:custom-shape draw:style-name="gr2" draw:text-style-name="P2" draw:layer="layout" svg:width="0.635cm" svg:height="0.635cm" svg:x="-0.016cm" svg:y="2.8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635cm" svg:height="0.635cm" svg:x="11.599cm" svg:y="2.3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635cm" svg:height="0.635cm" svg:x="0.017cm" svg:y="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5.68cm" svg:height="11.939cm" draw:transform="rotate (-1.52437056869185) translate (12.2190871834823cm 3.13877761194554cm)" svg:viewBox="0 0 5681 11940" draw:points="0,11360 904,11360 2301,11734 2622,11940 4324,10998 5174,10814 5681,10199 4710,6154 4110,4382 3490,2630 3074,834 2532,139 2304,0 1758,60 1482,302 876,285 364,325 141,400">
          <text:p/>
        </draw:polyline>
        <draw:polyline draw:style-name="gr6" draw:text-style-name="P1" draw:layer="layout" svg:width="3.453cm" svg:height="1.355cm" draw:transform="rotate (-3.06427456772645) translate (11.236cm 3.113cm)" svg:viewBox="0 0 3454 1356" draw:points="0,0 2963,81 3454,33 3452,1356">
          <text:p/>
        </draw:polyline>
        <draw:polyline draw:style-name="gr6" draw:text-style-name="P1" draw:layer="layout" svg:width="3.088cm" svg:height="2.188cm" draw:transform="rotate (-3.06427456772645) translate (11.248cm 3.076cm)" svg:viewBox="0 0 3089 2189" draw:points="0,0 1564,47 1466,2113 3089,2189">
          <text:p/>
        </draw:polyline>
        <draw:line draw:style-name="gr7" draw:text-style-name="P1" draw:layer="layout" svg:x1="11.457cm" svg:y1="3.15cm" svg:x2="0.886cm" svg:y2="3.716cm">
          <text:p/>
        </draw:line>
        <draw:custom-shape draw:style-name="gr8" draw:text-style-name="P2" draw:layer="layout" svg:width="0.635cm" svg:height="0.635cm" svg:x="10.9cm" svg:y="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35cm" svg:height="0.635cm" svg:x="11.601cm" svg:y="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1" draw:layer="layout" svg:width="1.971cm" svg:height="1.335cm" draw:transform="rotate (-3.06427456772645) translate (6.79829392198627cm 2.59266624187057cm)" svg:viewBox="0 0 1972 1336" draw:points="0,1286 1930,1336 1972,0">
          <text:p/>
        </draw:polyline>
        <draw:polyline draw:style-name="gr6" draw:text-style-name="P1" draw:layer="layout" svg:width="1.205cm" svg:height="1.223cm" draw:transform="rotate (-3.06427456772645) translate (4.03441279674141cm 2.65184604264783cm)" svg:viewBox="0 0 1206 1224" draw:points="0,1196 1163,1224 1206,0">
          <text:p/>
        </draw:polyline>
        <draw:polyline draw:style-name="gr6" draw:text-style-name="P1" draw:layer="layout" svg:width="1.205cm" svg:height="1.223cm" draw:transform="rotate (-3.06427456772645) translate (2.03441279674141cm 2.65184604264783cm)" svg:viewBox="0 0 1206 1224" draw:points="0,1196 1163,1224 1206,0">
          <text:p/>
        </draw:polyline>
        <draw:custom-shape draw:style-name="gr10" draw:text-style-name="P2" draw:layer="layout" svg:width="1.041cm" svg:height="1.086cm" svg:x="9.918cm" svg:y="0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0.734cm" svg:height="0.794cm" svg:x="10.043cm" svg:y="0.166cm">
          <draw:image xlink:href="Pictures/10000201000000640000006CA5217C7B.png" xlink:type="simple" xlink:show="embed" xlink:actuate="onLoad">
            <text:p/>
          </draw:image>
        </draw:frame>
        <draw:custom-shape draw:style-name="gr12" draw:text-style-name="P2" draw:layer="layout" svg:width="0.634cm" svg:height="0.634cm" svg:x="11.568cm" svg:y="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41cm" svg:height="1.086cm" svg:x="11.429cm" svg:y="3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0.675cm" svg:height="0.794cm" svg:x="11.555cm" svg:y="3.2cm">
          <draw:image xlink:href="Pictures/100002010000005C0000006C6B12337B.png" xlink:type="simple" xlink:show="embed" xlink:actuate="onLoad">
            <text:p/>
          </draw:image>
        </draw:frame>
        <draw:custom-shape draw:style-name="gr15" draw:text-style-name="P2" draw:layer="layout" svg:width="1.041cm" svg:height="1.085cm" svg:x="10.559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0.676cm" svg:height="0.794cm" svg:x="10.683cm" svg:y="2.691cm">
          <draw:image xlink:href="Pictures/100002010000005C0000006CC1523571.png" xlink:type="simple" xlink:show="embed" xlink:actuate="onLoad">
            <text:p/>
          </draw:image>
        </draw:frame>
        <draw:custom-shape draw:style-name="gr17" draw:text-style-name="P2" draw:layer="layout" svg:width="1.041cm" svg:height="1.085cm" svg:x="6.203cm" svg:y="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0.735cm" svg:height="0.794cm" svg:x="6.327cm" svg:y="3.736cm">
          <draw:image xlink:href="Pictures/10000201000000640000006CF72DB765.png" xlink:type="simple" xlink:show="embed" xlink:actuate="onLoad">
            <text:p/>
          </draw:image>
        </draw:frame>
        <draw:custom-shape draw:style-name="gr19" draw:text-style-name="P2" draw:layer="layout" svg:width="1.041cm" svg:height="1.086cm" svg:x="8.14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0.734cm" svg:height="0.794cm" svg:x="8.27cm" svg:y="5.936cm">
          <draw:image xlink:href="Pictures/10000201000000640000006CB5EAF3B7.png" xlink:type="simple" xlink:show="embed" xlink:actuate="onLoad">
            <text:p/>
          </draw:image>
        </draw:frame>
        <draw:custom-shape draw:style-name="gr21" draw:text-style-name="P2" draw:layer="layout" svg:width="0.634cm" svg:height="0.634cm" svg:x="0.1cm" svg:y="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041cm" svg:height="1.085cm" svg:x="-0.137cm" svg:y="3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0.676cm" svg:height="0.794cm" svg:x="-0.012cm" svg:y="3.649cm">
          <draw:image xlink:href="Pictures/100002010000005C0000006C40E28A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_20_1" draw:display-name="Hatch 1" draw:style="single" draw:color="#000000" draw:distance="0.02cm" draw:rotation="0"/>
    <draw:hatch draw:name="Hatching_20_1" draw:display-name="Hatching 1" draw:style="single" draw:color="#808080" draw:distance="0.02cm" draw:rotation="0"/>
    <draw:hatch draw:name="Hatching_20_10" draw:display-name="Hatching 10" draw:style="single" draw:color="#000000" draw:distance="0.02cm" draw:rotation="0"/>
    <draw:hatch draw:name="Hatching_20_14" draw:display-name="Hatching 14" draw:style="single" draw:color="#000000" draw:distance="0.02cm" draw:rotation="0"/>
    <draw:hatch draw:name="Hatching_20_17" draw:display-name="Hatching 17" draw:style="single" draw:color="#000000" draw:distance="0.02cm" draw:rotation="0"/>
    <draw:hatch draw:name="Hatching_20_18" draw:display-name="Hatching 18" draw:style="single" draw:color="#000000" draw:distance="0.02cm" draw:rotation="0"/>
    <draw:hatch draw:name="Hatching_20_2" draw:display-name="Hatching 2" draw:style="single" draw:color="#000000" draw:distance="0.02cm" draw:rotation="0"/>
    <draw:hatch draw:name="Hatching_20_21" draw:display-name="Hatching 21" draw:style="single" draw:color="#000000" draw:distance="0.02cm" draw:rotation="0"/>
    <draw:hatch draw:name="Hatching_20_23" draw:display-name="Hatching 23" draw:style="single" draw:color="#000000" draw:distance="0.02cm" draw:rotation="0"/>
    <draw:hatch draw:name="Hatching_20_24" draw:display-name="Hatching 24" draw:style="single" draw:color="#000000" draw:distance="0.02cm" draw:rotation="0"/>
    <draw:hatch draw:name="Hatching_20_3" draw:display-name="Hatching 3" draw:style="single" draw:color="#000000" draw:distance="0.02cm" draw:rotation="0"/>
    <draw:hatch draw:name="Hatching_20_4" draw:display-name="Hatching 4" draw:style="single" draw:color="#000000" draw:distance="0.02cm" draw:rotation="0"/>
    <draw:hatch draw:name="Hatching_20_5" draw:display-name="Hatching 5" draw:style="single" draw:color="#000000" draw:distance="0.02cm" draw:rotation="0"/>
    <draw:hatch draw:name="Hatching_20_6" draw:display-name="Hatching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rong_20_path" style:display-name="wrong path" style:family="graphic" style:parent-style-name="objectwithoutfill">
      <style:graphic-properties draw:stroke="solid" draw:stroke-dash="Ultrafine_20_Dashed" svg:stroke-width="0.13cm" draw:marker-start-width="0.4cm" draw:marker-end-width="0.4cm" draw:fill-gradient-name="Gradient_20_9" draw:fill-hatch-name="Hatching_20_1" draw:fill-image-name="Bitmape_20_1"/>
    </style:style>
    <style:style style:name="true_20_path" style:display-name="true path" style:family="graphic" style:parent-style-name="objectwithoutfill">
      <style:graphic-properties draw:stroke-dash="Dash_20_2" svg:stroke-width="0.1cm" svg:stroke-color="#ff0000" draw:marker-start-width="0.35cm" draw:marker-end-width="0.35cm" draw:fill-gradient-name="Gradient_20_9" draw:fill-hatch-name="Hatching_20_1" draw:fill-image-name="Bitmape_20_1"/>
    </style:style>
    <style:style style:name="Untitled1" style:family="graphic" style:parent-style-name="objectwithoutfill">
      <style:graphic-properties draw:stroke="dash" draw:stroke-dash="Ultrafine_20_Dotted_20__28_var_29_" svg:stroke-width="0.2cm" draw:marker-start-width="0.5cm" draw:marker-end-width="0.5cm" svg:stroke-opacity="50%" draw:fill-gradient-name="Gradient_20_9" draw:fill-hatch-name="Hatching_20_1" draw:fill-image-name="Bitmape_20_1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1T23:20:32</meta:creation-date>
    <dc:date>2012-06-19T17:49:16</dc:date>
    <meta:editing-duration>PT42M16S</meta:editing-duration>
    <meta:editing-cycles>10</meta:editing-cycles>
    <meta:generator>LibreOffice/3.4$Unix LibreOffice_project/340m1$Build-1505</meta:generator>
    <meta:document-statistic meta:object-count="27"/>
  </office:meta>
</office:document-meta>
</file>